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o nasz Bóg,</text:span><text:span text:style-name="T1"><text:line-break/></text:span><text:span text:style-name="T1">to nasz Pan,</text:span><text:span text:style-name="T1"><text:line-break/></text:span><text:span text:style-name="T1">chwałę oddajmy Mu,</text:span><text:span text:style-name="T1"><text:line-break/></text:span><text:span text:style-name="T1">wznieśmy ręce i serca,</text:span><text:span text:style-name="T1"><text:line-break/></text:span><text:span text:style-name="T1">wywyższajmy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- Bo Jezus</text:span><text:span text:style-name="T1"><text:line-break/></text:span><text:span text:style-name="T1">odkupił nas /x2</text:span><text:span text:style-name="T1"><text:line-break/></text:span><text:span text:style-name="T1">- Dał życie swe /x2</text:span><text:span text:style-name="T1"><text:line-break/></text:span><text:span text:style-name="T1">- Do końca</text:span><text:span text:style-name="T1"><text:line-break/></text:span><text:span text:style-name="T1">ukochał nas /x2</text:span><text:span text:style-name="T1"><text:line-break/></text:span><text:span text:style-name="T1">Wielbijmy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8T23:02:40</meta:creation-date>
    <dc:date>2013-05-28T17:17:21.79</dc:date>
    <dc:language>pl-PL</dc:language>
    <meta:editing-cycles>8</meta:editing-cycles>
    <meta:editing-duration>PT2M1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